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5-04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4-10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4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3-10-2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3-04-0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2-06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2-04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1-03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1-01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0-09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20-03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8-07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8-04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7-10-1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7-04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6-10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4-07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4-02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3-08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3-03-1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2-10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2-08-1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1-11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11-07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9-03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8-01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7-08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4-11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4-07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4-02-2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3-11-05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3-08-0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200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8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7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8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5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4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3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2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2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1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1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0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0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80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9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9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9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8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8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8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7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5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4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3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3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2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0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7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6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6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69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68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68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1460</text:p>
          </table:table-cell>
          <table:table-cell office:value-type="string" calcext:value-type="string">
            <text:p>12S/38E-27ABD</text:p>
          </table:table-cell>
          <table:table-cell office:value-type="string" calcext:value-type="string">
            <text:p>196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" meta:object-count="0"/>
    <meta:user-defined meta:name="AppVersion">3.0</meta:user-defined>
  </office:meta>
</office:document-meta>
</file>